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485000000" calcext:value-type="float">
            <text:p>485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7000000" calcext:value-type="float">
            <text:p>56700000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table:formula="of:=HEX2DEC(989680)" office:value-type="float" office:value="10000000" calcext:value-type="float">
            <text:p>10000000</text:p>
          </table:table-cell>
          <table:table-cell table:formula="of:=DEC2HEX(10000000;8)" office:value-type="string" office:string-value="00989680" calcext:value-type="string">
            <text:p>009896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240000" calcext:value-type="float">
            <text:p>14240000</text:p>
          </table:table-cell>
          <table:table-cell table:formula="of:=[.E19]*[.C17]/([.D15]*[.D16]*2^28)" office:value-type="float" office:value="14240000.1105664" calcext:value-type="float">
            <text:p>14240000.11056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S_DIV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TAL</text:p>
          </table:table-cell>
          <table:table-cell table:formula="of:=[.C14]*[.C15]*[.C16]*2^28/[.C19]" office:value-type="float" office:value="114274347.887946" calcext:value-type="float">
            <text:p>114274347.8879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REQ</text:p>
          </table:table-cell>
          <table:table-cell table:style-name="ce2" office:value-type="string" calcext:value-type="string">
            <text:p>2A877B9A7</text:p>
          </table:table-cell>
          <table:table-cell table:formula="of:=DEC2HEX([.D19])" office:value-type="string" office:string-value="2A9E10741" calcext:value-type="string">
            <text:p>2A9E10741</text:p>
          </table:table-cell>
          <table:table-cell office:value-type="string" calcext:value-type="string">
            <text:p>2A9E1079A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EX2DEC([.C18])" office:value-type="float" office:value="11416353191" calcext:value-type="float">
            <text:p>11416353191</text:p>
          </table:table-cell>
          <table:table-cell table:formula="of:=[.D14]*[.D15]*[.D16]/[.C17]*2^28" office:value-type="float" office:value="11440031553.1739" calcext:value-type="float">
            <text:p>11440031553.1739</text:p>
          </table:table-cell>
          <table:table-cell table:formula="of:=HEX2DEC([.E18])" office:value-type="float" office:value="11440031642" calcext:value-type="float">
            <text:p>114400316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CO</text:p>
          </table:table-cell>
          <table:table-cell table:formula="of:=[.C17]*[.C19]/2^28" office:value-type="float" office:value="4860000000" calcext:value-type="float">
            <text:p>4860000000</text:p>
          </table:table-cell>
          <table:table-cell table:formula="of:=[.C17]*[.D19]/2^28" office:value-type="float" office:value="4870080000" calcext:value-type="float">
            <text:p>487008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/2^28" office:value-type="float" office:value="42.529229786247" calcext:value-type="float">
            <text:p>42.52922978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43:25.768003265</meta:creation-date>
    <dc:date>2018-07-25T23:10:55.528021977</dc:date>
    <meta:editing-duration>PT4M51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